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A6000003D7EDCE7165298AA455.jpg" manifest:media-type="image/jpeg"/>
  <manifest:file-entry manifest:full-path="Pictures/10000000000004D300000305E61DF89D61765050.jpg" manifest:media-type="image/jpeg"/>
  <manifest:file-entry manifest:full-path="Pictures/100000000000046900000256619E1FAA0890F53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20pt" officeooo:rsid="00056993" officeooo:paragraph-rsid="00056993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3"/>Desafio de Projeto SCRUM</text:p>
      <text:p text:style-name="P1"><draw:frame draw:style-name="fr1" draw:name="Imagem1" text:anchor-type="char" svg:x="0.99cm" svg:y="0.36cm" svg:width="14.616cm" svg:height="8.068cm" draw:z-index="0"><draw:image xlink:href="Pictures/10000000000003A6000003D7EDCE7165298AA455.jpg" xlink:type="simple" xlink:show="embed" xlink:actuate="onLoad" draw:mime-type="image/jpeg"/></draw:frame><draw:frame draw:style-name="fr1" draw:name="Imagem2" text:anchor-type="char" svg:x="0.99cm" svg:y="8.426cm" svg:width="14.642cm" svg:height="7.966cm" draw:z-index="1"><draw:image xlink:href="Pictures/100000000000046900000256619E1FAA0890F53C.jpg" xlink:type="simple" xlink:show="embed" xlink:actuate="onLoad" draw:mime-type="image/jpeg"/></draw:frame></text:p>
      <text:p text:style-name="P1"><draw:frame draw:style-name="fr1" draw:name="Imagem3" text:anchor-type="char" svg:x="0.99cm" svg:y="7.964cm" svg:width="14.616cm" svg:height="7.807cm" draw:z-index="2"><draw:image xlink:href="Pictures/10000000000004D300000305E61DF89D6176505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12:36:42.083000000</meta:creation-date>
    <dc:date>2023-10-12T12:47:45.175000000</dc:date>
    <meta:editing-duration>PT11M3S</meta:editing-duration>
    <meta:editing-cycles>1</meta:editing-cycles>
    <meta:document-statistic meta:table-count="0" meta:image-count="3" meta:object-count="0" meta:page-count="1" meta:paragraph-count="1" meta:word-count="4" meta:character-count="37" meta:non-whitespace-character-count="21"/>
    <meta:generator>LibreOffice/7.5.4.2$Windows_X86_64 LibreOffice_project/36ccfdc35048b057fd9854c757a8b67ec53977b6</meta:generator>
  </office:meta>
</office:document-meta>
</file>